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Ani" svg:font-family="Ani" style:font-pitch="variable"/>
    <style:font-face style:name="Likhan" svg:font-family="Likhan" style:font-pitch="variable"/>
    <style:font-face style:name="Lohit Bengali" svg:font-family="'Lohit Bengali'" style:font-pitch="variable"/>
    <style:font-face style:name="Siyam Rupali" svg:font-family="'Siyam Rupal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1.L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L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2" style:family="table">
      <style:table-properties style:width="6.3799in" fo:margin-left="0.25in" fo:margin-top="0.15in" fo:margin-bottom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6986in"/>
    </style:style>
    <style:style style:name="Table2.C" style:family="table-column">
      <style:table-column-properties style:column-width="0.3646in"/>
    </style:style>
    <style:style style:name="Table2.D" style:family="table-column">
      <style:table-column-properties style:column-width="0.6882in"/>
    </style:style>
    <style:style style:name="Table2.I" style:family="table-column">
      <style:table-column-properties style:column-width="0.3757in"/>
    </style:style>
    <style:style style:name="Table2.J" style:family="table-column">
      <style:table-column-properties style:column-width="0.6875in"/>
    </style:style>
    <style:style style:name="Table2.1" style:family="table-row">
      <style:table-row-properties style:min-row-height="0.6875in"/>
    </style:style>
    <style:style style:name="Table2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2.L1" style:family="table-cell">
      <style:table-cell-properties fo:padding="0.0382in" fo:border="1.25pt solid #000000"/>
    </style:style>
    <style:style style:name="Table2.A2" style:family="table-cell">
      <style:table-cell-properties fo:padding="0.0382in" fo:border-left="1.25pt solid #000000" fo:border-right="none" fo:border-top="none" fo:border-bottom="1.25pt solid #000000"/>
    </style:style>
    <style:style style:name="Table2.L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3" style:family="table">
      <style:table-properties style:width="6.3799in" fo:margin-left="0.25in" fo:margin-top="0.15in" fo:margin-bottom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6986in"/>
    </style:style>
    <style:style style:name="Table3.C" style:family="table-column">
      <style:table-column-properties style:column-width="0.3646in"/>
    </style:style>
    <style:style style:name="Table3.D" style:family="table-column">
      <style:table-column-properties style:column-width="0.6882in"/>
    </style:style>
    <style:style style:name="Table3.I" style:family="table-column">
      <style:table-column-properties style:column-width="0.3757in"/>
    </style:style>
    <style:style style:name="Table3.J" style:family="table-column">
      <style:table-column-properties style:column-width="0.6875in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3.L1" style:family="table-cell">
      <style:table-cell-properties fo:padding="0.0382in" fo:border="1.25pt solid #000000"/>
    </style:style>
    <style:style style:name="Table3.A2" style:family="table-cell">
      <style:table-cell-properties fo:padding="0.0382in" fo:border-left="1.25pt solid #000000" fo:border-right="none" fo:border-top="none" fo:border-bottom="1.25pt solid #000000"/>
    </style:style>
    <style:style style:name="Table3.L2" style:family="table-cell">
      <style:table-cell-properties fo:padding="0.0382in" fo:border-left="1.25pt solid #000000" fo:border-right="1.25pt solid #000000" fo:border-top="none" fo:border-bottom="1.25pt solid #000000"/>
    </style:style>
    <style:style style:name="P1" style:family="paragraph" style:parent-style-name="Standard">
      <style:text-properties officeooo:rsid="001d860a" officeooo:paragraph-rsid="0025a5b6"/>
    </style:style>
    <style:style style:name="P2" style:family="paragraph" style:parent-style-name="Standard">
      <style:text-properties officeooo:rsid="001d860a" officeooo:paragraph-rsid="0026842b"/>
    </style:style>
    <style:style style:name="P3" style:family="paragraph" style:parent-style-name="Standard">
      <style:text-properties officeooo:paragraph-rsid="0025a5b6"/>
    </style:style>
    <style:style style:name="P4" style:family="paragraph" style:parent-style-name="Standard">
      <style:text-properties officeooo:paragraph-rsid="0026842b"/>
    </style:style>
    <style:style style:name="P5" style:family="paragraph" style:parent-style-name="Text_20_body">
      <style:text-properties officeooo:rsid="001d860a" officeooo:paragraph-rsid="002867a5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5a5b6" style:font-size-asian="15pt" style:font-size-complex="15pt"/>
    </style:style>
    <style:style style:name="P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6842b" style:font-size-asian="15pt" style:font-size-complex="15pt"/>
    </style:style>
    <style:style style:name="P9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sans-serif" style:font-size-complex="16pt" style:font-style-complex="normal" style:font-weight-complex="normal"/>
    </style:style>
    <style:style style:name="P1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sans-serif" style:font-size-complex="16pt" style:font-style-complex="normal" style:font-weight-complex="normal"/>
    </style:style>
    <style:style style:name="P1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1e083c" style:font-size-asian="16pt" style:font-name-complex="sans-serif" style:font-size-complex="16pt" style:font-style-complex="normal" style:font-weight-complex="normal"/>
    </style:style>
    <style:style style:name="P1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25a5b6" style:font-size-asian="16pt" style:font-name-complex="sans-serif" style:font-size-complex="16pt" style:font-style-complex="normal" style:font-weight-complex="normal"/>
    </style:style>
    <style:style style:name="P1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24487f" style:font-size-asian="16pt" style:font-name-complex="sans-serif" style:font-size-complex="16pt" style:font-style-complex="normal" style:font-weight-complex="normal"/>
    </style:style>
    <style:style style:name="P1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24487f" officeooo:paragraph-rsid="0024487f" style:font-size-asian="16pt" style:font-name-complex="sans-serif" style:font-size-complex="16pt" style:font-style-complex="normal" style:font-weight-complex="normal"/>
    </style:style>
    <style:style style:name="P1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24487f" officeooo:paragraph-rsid="0025a5b6" style:font-size-asian="16pt" style:font-name-complex="sans-serif" style:font-size-complex="16pt" style:font-style-complex="normal" style:font-weight-complex="normal"/>
    </style:style>
    <style:style style:name="P1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aakar" style:font-size-complex="16pt" style:font-style-complex="normal" style:font-weight-complex="normal"/>
    </style:style>
    <style:style style:name="P1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aakar" style:font-size-complex="16pt" style:font-style-complex="normal" style:font-weight-complex="normal"/>
    </style:style>
    <style:style style:name="P1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Siyam Rupali" style:font-size-complex="16pt" style:font-style-complex="normal" style:font-weight-complex="normal"/>
    </style:style>
    <style:style style:name="P19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aakar" fo:font-size="16pt" fo:letter-spacing="normal" fo:font-weight="normal" officeooo:paragraph-rsid="0025a5b6" style:font-size-asian="16pt" style:font-weight-asian="normal" style:font-name-complex="aakar" style:font-size-complex="16pt" style:font-style-complex="normal" style:font-weight-complex="normal"/>
    </style:style>
    <style:style style:name="P2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aakar" fo:font-size="16pt" fo:letter-spacing="normal" officeooo:paragraph-rsid="0026842b" style:font-size-asian="16pt" style:font-name-complex="aakar" style:font-size-complex="16pt" style:font-style-complex="normal" style:font-weight-complex="normal"/>
    </style:style>
    <style:style style:name="P2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Siyam Rupali" fo:font-size="16pt" fo:letter-spacing="normal" officeooo:paragraph-rsid="0026842b" style:font-size-asian="16pt" style:font-name-complex="Siyam Rupali" style:font-size-complex="16pt" style:font-style-complex="normal" style:font-weight-complex="normal"/>
    </style:style>
    <style:style style:name="P2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Siyam Rupali" fo:font-size="16pt" fo:letter-spacing="normal" officeooo:rsid="001e083c" officeooo:paragraph-rsid="0026842b" style:font-size-asian="16pt" style:font-name-complex="Siyam Rupali" style:font-size-complex="16pt" style:font-style-complex="normal" style:font-weight-complex="normal"/>
    </style:style>
    <style:style style:name="P23" style:family="paragraph" style:parent-style-name="Table_20_Contents">
      <style:paragraph-properties fo:margin-top="0.1583in" fo:margin-bottom="0.1583in" loext:contextual-spacing="false"/>
      <style:text-properties fo:font-size="16pt" style:font-size-asian="16pt" style:font-size-complex="16pt"/>
    </style:style>
    <style:style style:name="P2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style:font-size-asian="16pt" style:font-size-complex="16pt"/>
    </style:style>
    <style:style style:name="P2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paragraph-rsid="0025a5b6" style:font-size-asian="16pt" style:font-size-complex="16pt"/>
    </style:style>
    <style:style style:name="P2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1e083c" officeooo:paragraph-rsid="001e083c" style:font-size-asian="16pt" style:font-size-complex="16pt"/>
    </style:style>
    <style:style style:name="P2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1e083c" officeooo:paragraph-rsid="0025a5b6" style:font-size-asian="16pt" style:font-size-complex="16pt"/>
    </style:style>
    <style:style style:name="P28" style:family="paragraph" style:parent-style-name="Table_20_Contents">
      <style:paragraph-properties fo:margin-top="0.1583in" fo:margin-bottom="0.1583in" loext:contextual-spacing="false"/>
      <style:text-properties fo:font-size="16pt" officeooo:paragraph-rsid="0025a5b6" style:font-size-asian="16pt" style:font-size-complex="16pt"/>
    </style:style>
    <style:style style:name="P29" style:family="paragraph" style:parent-style-name="Table_20_Contents">
      <style:paragraph-properties fo:margin-top="0.1583in" fo:margin-bottom="0.1583in" loext:contextual-spacing="false"/>
      <style:text-properties style:font-name="aakar" fo:font-size="16pt" officeooo:paragraph-rsid="0026842b" style:font-size-asian="16pt" style:font-name-complex="aakar" style:font-size-complex="16pt"/>
    </style:style>
    <style:style style:name="P3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akar" fo:font-size="16pt" officeooo:paragraph-rsid="0026842b" style:font-size-asian="16pt" style:font-name-complex="aakar" style:font-size-complex="16pt"/>
    </style:style>
    <style:style style:name="P31" style:family="paragraph" style:parent-style-name="Table_20_Contents">
      <style:paragraph-properties fo:margin-top="0.1583in" fo:margin-bottom="0.1583in" loext:contextual-spacing="false"/>
      <style:text-properties style:font-name="Siyam Rupali" fo:font-size="16pt" officeooo:paragraph-rsid="0026842b" style:font-size-asian="16pt" style:font-name-complex="Siyam Rupali" style:font-size-complex="16pt"/>
    </style:style>
    <style:style style:name="P3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Siyam Rupali" fo:font-size="16pt" officeooo:paragraph-rsid="0026842b" style:font-size-asian="16pt" style:font-name-complex="Siyam Rupali" style:font-size-complex="16pt"/>
    </style:style>
    <style:style style:name="P3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Siyam Rupali" fo:font-size="16pt" officeooo:rsid="001e083c" officeooo:paragraph-rsid="0026842b" style:font-size-asian="16pt" style:font-name-complex="Siyam Rupali" style:font-size-complex="16pt"/>
    </style:style>
    <style:style style:name="P3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aakar" style:font-size-complex="16pt" style:font-style-complex="normal" style:font-weight-complex="normal"/>
    </style:style>
    <style:style style:name="P3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Siyam Rupali" fo:font-size="16pt" fo:letter-spacing="normal" officeooo:paragraph-rsid="0026842b" style:font-size-asian="16pt" style:font-name-complex="Siyam Rupali" style:font-size-complex="16pt" style:font-style-complex="normal" style:font-weight-complex="normal"/>
    </style:style>
    <style:style style:name="P3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Siyam Rupali" fo:font-size="16pt" fo:letter-spacing="normal" officeooo:paragraph-rsid="0026842b" style:font-size-asian="16pt" style:font-name-complex="Lohit Bengali" style:font-size-complex="16pt" style:font-style-complex="normal" style:font-weight-complex="normal"/>
    </style:style>
    <style:style style:name="P37" style:family="paragraph">
      <loext:graphic-properties draw:fill-color="#ffffff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gr1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36in" fo:min-width="1.8626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09in" fo:min-width="1.1047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339in" fo:min-width="0.7429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"/></text:p>
      <text:p text:style-name="P5"><draw:custom-shape text:anchor-type="paragraph" draw:z-index="0" draw:name="Shape1" draw:style-name="gr1" draw:text-style-name="P37" svg:width="1.874in" svg:height="0.235in" svg:x="1.0398in" svg:y="0.0181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7" svg:width="1.1161in" svg:height="0.2323in" svg:x="4.1181in" svg:y="-0.0055in"><text:p/><draw:enhanced-geometry svg:viewBox="0 0 21600 21600" draw:type="rectangle" draw:enhanced-path="M 0 0 L 21600 0 21600 21600 0 21600 0 0 Z N"/></draw:custom-shape><text:s/><text:span text:style-name="T2">Occupation</text:span>:<text:tab/><text:tab/><text:tab/><text:tab/><text:tab/><text:span text:style-name="T1">Gender:</text:span><text:tab/><text:tab/><text:tab/><text:span text:style-name="T1">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13">প্র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9">ন্ত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ত্র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1">ঙ্গ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>স্থ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গ্র</text:p>
          </table:table-cell>
          <table:table-cell table:style-name="Table1.L1" office:value-type="string">
            <text:p text:style-name="P6"><draw:custom-shape text:anchor-type="paragraph" draw:z-index="2" draw:name="Shape1" draw:style-name="gr3" draw:text-style-name="P37" svg:width="0.7543in" svg:height="0.2453in" svg:x="-0.1528in" svg:y="-0.5846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1.1">
          <table:table-cell table:style-name="Table1.A2" office:value-type="string">
            <text:p text:style-name="P9">স্ব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ক্ত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স্ত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দ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চ্ছ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দ্ধ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ন্ত্র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ক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ত্ত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ষ্ট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ন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ল্প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ম্প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4">ন্দ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স্ক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ধ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শ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ঞ্চ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ষ্ঠ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স্ট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ত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শ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ব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ড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ঞ্জ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ম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8">ণ্ড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তু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ট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ঙ্ক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জ্ঞ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দ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ল্ল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প্ত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স্প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ট্র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দ্র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শ্চ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>ম্ম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ম্ভ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দ্দ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শ্ন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স্ত্র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ন্স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স্ম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ট্ট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ক্ল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চ্চ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গ্ন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ত্ম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>ক্স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ব্ল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ষ্ক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ন্ম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ব্দ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ষ্ট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ম্প্র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জ্জ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ক্ক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>ল্ট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স্ট্র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9">ষ্ণ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>ক্ট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জ্ব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প্ল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">ণ্ট</text:p>
          </table:table-cell>
          <table:table-cell table:style-name="Table1.L2" office:value-type="string">
            <text:p text:style-name="P6"/>
          </table:table-cell>
        </table:table-row>
      </table:table>
      <text:p text:style-name="Standard"><draw:custom-shape text:anchor-type="paragraph" draw:z-index="3" draw:name="Shape1" draw:style-name="gr3" draw:text-style-name="P37" svg:width="0.7543in" svg:height="0.2453in" svg:x="5.8272in" svg:y="0.1717in"><text:p/><draw:enhanced-geometry svg:viewBox="0 0 21600 21600" draw:type="rectangle" draw:enhanced-path="M 0 0 L 21600 0 21600 21600 0 21600 0 0 Z N"/></draw:custom-shape><text:soft-page-break/></text:p>
      <text:p text:style-name="P1"><draw:custom-shape text:anchor-type="paragraph" draw:z-index="5" draw:name="Shape1" draw:style-name="gr1" draw:text-style-name="P37" svg:width="1.874in" svg:height="0.235in" svg:x="1.1118in" svg:y="0.0181in"><text:p/><draw:enhanced-geometry svg:viewBox="0 0 21600 21600" draw:type="rectangle" draw:enhanced-path="M 0 0 L 21600 0 21600 21600 0 21600 0 0 Z N"/></draw:custom-shape><draw:custom-shape text:anchor-type="paragraph" draw:z-index="6" draw:name="Shape1" draw:style-name="gr2" draw:text-style-name="P37" svg:width="1.1161in" svg:height="0.2323in" svg:x="4.1181in" svg:y="-0.0055in"><text:p/><draw:enhanced-geometry svg:viewBox="0 0 21600 21600" draw:type="rectangle" draw:enhanced-path="M 0 0 L 21600 0 21600 21600 0 21600 0 0 Z N"/></draw:custom-shape><text:s text:c="2"/><text:span text:style-name="T2">Occupation</text:span>: <text:tab/><text:tab/><text:tab/><text:tab/><text:tab/><text:span text:style-name="T1">Gender: <text:s/></text:span><text:tab/><text:tab/><text:tab/><text:span text:style-name="T1">Ag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D"/>
        <table:table-column table:style-name="Table2.A"/>
        <table:table-column table:style-name="Table2.D"/>
        <table:table-column table:style-name="Table2.I"/>
        <table:table-column table:style-name="Table2.J"/>
        <table:table-column table:style-name="Table2.I"/>
        <table:table-column table:style-name="Table2.D"/>
        <table:table-row table:style-name="Table2.1">
          <table:table-cell table:style-name="Table2.A1" office:value-type="string">
            <text:p text:style-name="P10">ফ্র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0">ন্থ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0">ত্ত্ব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2">শ্ল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0">ভ্র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0">স্ন</text:p>
          </table:table-cell>
          <table:table-cell table:style-name="Table2.L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ণ্ঠ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ব্ধ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ক্ষ্ম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প্ন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দ্ম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স্র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হ্ম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হ্ন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ঙ্ঘ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স্ফ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হ্ব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ধ্ব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ত্ন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5">ল্ড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ঙ্খ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ড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প্ট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শ্ম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ন্ব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ব্ব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গ্ধ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ঘ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ন্দ্ব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ম্ন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দ্ভ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জ্জ্ব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ত্থ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ষ্প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স্ল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ল্গ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ড্ড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ল্ক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গ্রু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ম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ফ্ল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গ্ম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ঘ্ন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9">ন্ট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থ্ব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ষ্ক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গ্ল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চ্ছ্ব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প্প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ঞ্ছ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ণ্ণ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7">ঙ্ক্ষ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ব্জ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দ্রু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ম্ল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ল্ম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খ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প্রু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ষ্ম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হ্ল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ম্ভ্র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থ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ত্রু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ক্ষ্ণ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ঞ্ঝ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ন্ধ্র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শ্রু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10">গ্ব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7">হ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স্ক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জ্র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0">ধ্র</text:p>
          </table:table-cell>
          <table:table-cell table:style-name="Table2.L2" office:value-type="string">
            <text:p text:style-name="P7"/>
          </table:table-cell>
        </table:table-row>
      </table:table>
      <text:p text:style-name="P3"/>
      <text:p text:style-name="P3"><draw:custom-shape text:anchor-type="paragraph" draw:z-index="8" draw:name="Shape1" draw:style-name="gr2" draw:text-style-name="P37" svg:width="1.1161in" svg:height="0.2323in" svg:x="3.6453in" svg:y="0.1862in"><text:p/><draw:enhanced-geometry svg:viewBox="0 0 21600 21600" draw:type="rectangle" draw:enhanced-path="M 0 0 L 21600 0 21600 21600 0 21600 0 0 Z N"/></draw:custom-shape><text:soft-page-break/></text:p>
      <text:p text:style-name="P2"><draw:custom-shape text:anchor-type="paragraph" draw:z-index="7" draw:name="Shape1" draw:style-name="gr1" draw:text-style-name="P37" svg:width="1.874in" svg:height="0.235in" svg:x="0.9835in" svg:y="0.0181in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37" svg:width="0.7543in" svg:height="0.2453in" svg:x="5.3618in" svg:y="0.0134in"><text:p/><draw:enhanced-geometry svg:viewBox="0 0 21600 21600" draw:type="rectangle" draw:enhanced-path="M 0 0 L 21600 0 21600 21600 0 21600 0 0 Z N"/></draw:custom-shape><text:span text:style-name="T2">Occupation</text:span>:<text:tab/><text:tab/><text:tab/><text:tab/><text:tab/><text:span text:style-name="T1">Gender: <text:s/></text:span><text:tab/><text:tab/><text:tab/><text:span text:style-name="T1">Age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D"/>
        <table:table-column table:style-name="Table3.A"/>
        <table:table-column table:style-name="Table3.D"/>
        <table:table-column table:style-name="Table3.I"/>
        <table:table-column table:style-name="Table3.J"/>
        <table:table-column table:style-name="Table3.I"/>
        <table:table-column table:style-name="Table3.D"/>
        <table:table-row table:style-name="Table3.1">
          <table:table-cell table:style-name="Table3.A1" office:value-type="string">
            <text:p text:style-name="P21">ন্ড্র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21">ম্ফ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1">ষ্ফ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2">দ্ঘ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1">ষ্প্র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21">ক্ব</text:p>
          </table:table-cell>
          <table:table-cell table:style-name="Table3.L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1">হ্ণ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1">ল্ব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>স্খ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>ণ্ম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>গ্গ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>প্স</text:p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1">স্প্র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1">ণ্ব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>চ্ঞ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>শ্ছ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6">জ্ঝ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6">ল্দ</text:p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36">ভ্ল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6">ঙ্ম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1"/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0"/>
          </table:table-cell>
          <table:table-cell table:style-name="Table3.L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Ani" svg:font-family="Ani" style:font-pitch="variable"/>
    <style:font-face style:name="Likhan" svg:font-family="Likhan" style:font-pitch="variable"/>
    <style:font-face style:name="Lohit Bengali" svg:font-family="'Lohit Bengali'" style:font-pitch="variable"/>
    <style:font-face style:name="Siyam Rupali" svg:font-family="'Siyam Rupal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05:16.802733296</meta:creation-date>
    <meta:editing-duration>PT12M44S</meta:editing-duration>
    <meta:editing-cycles>6</meta:editing-cycles>
    <meta:generator>LibreOffice/5.4.5.1$Linux_X86_64 LibreOffice_project/40m0$Build-1</meta:generator>
    <dc:date>2018-03-10T15:01:32.816209249</dc:date>
    <meta:document-statistic meta:table-count="3" meta:image-count="0" meta:object-count="0" meta:page-count="3" meta:paragraph-count="168" meta:word-count="173" meta:character-count="267" meta:non-whitespace-character-count="230"/>
  </office:meta>
</office:document-meta>
</file>